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481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font-weight="normal" officeooo:rsid="00088a96" officeooo:paragraph-rsid="00088a96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officeooo:rsid="00095f13" officeooo:paragraph-rsid="00095f13"/>
    </style:style>
    <style:style style:name="P4" style:family="paragraph" style:parent-style-name="Table_20_Contents">
      <style:paragraph-properties fo:text-align="start" style:justify-single-word="false"/>
      <style:text-properties officeooo:rsid="0009e8f4" officeooo:paragraph-rsid="0009e8f4"/>
    </style:style>
    <style:style style:name="P5" style:family="paragraph" style:parent-style-name="Table_20_Contents">
      <style:paragraph-properties fo:text-align="start" style:justify-single-word="false"/>
      <style:text-properties officeooo:rsid="000a5f02" officeooo:paragraph-rsid="000a5f02"/>
    </style:style>
    <style:style style:name="P6" style:family="paragraph" style:parent-style-name="Table_20_Contents">
      <style:paragraph-properties fo:text-align="start" style:justify-single-word="false"/>
      <style:text-properties fo:font-size="16pt" fo:font-weight="bold" officeooo:rsid="00088a96" officeooo:paragraph-rsid="00088a96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88a96" officeooo:paragraph-rsid="00088a9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88a96" officeooo:paragraph-rsid="00088a96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88a96" officeooo:paragraph-rsid="00088a96" style:font-size-asian="18pt" style:font-weight-asian="bold" style:font-size-complex="18pt" style:font-weight-complex="bold"/>
    </style:style>
    <style:style style:name="T1" style:family="text">
      <style:text-properties officeooo:rsid="0009e8f4"/>
    </style:style>
    <style:style style:name="T2" style:family="text">
      <style:text-properties officeooo:rsid="000a5f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QL <text:span text:style-name="T2">QUERIES</text:span></text:p>
      <text:p text:style-name="P7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>Commands</text:p>
          </table:table-cell>
          <table:table-cell table:style-name="Table1.B1" office:value-type="string">
            <text:p text:style-name="P6">Process</text:p>
          </table:table-cell>
        </table:table-row>
        <table:table-row>
          <table:table-cell table:style-name="Table1.A2" office:value-type="string">
            <text:p text:style-name="P2"><text:span text:style-name="T2">CREATE DATABSE</text:span> student;</text:p>
          </table:table-cell>
          <table:table-cell table:style-name="Table1.B2" office:value-type="string">
            <text:p text:style-name="P3">creates database student</text:p>
          </table:table-cell>
        </table:table-row>
        <table:table-row>
          <table:table-cell table:style-name="Table1.A2" office:value-type="string">
            <text:p text:style-name="P3">\c student;</text:p>
          </table:table-cell>
          <table:table-cell table:style-name="Table1.B2" office:value-type="string">
            <text:p text:style-name="P3">connects to database studet</text:p>
          </table:table-cell>
        </table:table-row>
        <table:table-row>
          <table:table-cell table:style-name="Table1.A2" office:value-type="string">
            <text:p text:style-name="P5">CREATE TABLE </text:p>
            <text:p text:style-name="P5">student_info </text:p>
            <text:p text:style-name="P5">(id serial primary key, name varchar (30) not null, class int not null, stream varchar (20) not null, address varchar(50));</text:p>
          </table:table-cell>
          <table:table-cell table:style-name="Table1.B2" office:value-type="string">
            <text:p text:style-name="P4">creates an empty table named student_info in current database <text:span text:style-name="T2">with respective columns</text:span></text:p>
          </table:table-cell>
        </table:table-row>
        <table:table-row>
          <table:table-cell table:style-name="Table1.A2" office:value-type="string">
            <text:p text:style-name="P5">INSERT INTO student_info(name,class,stream) VALUES</text:p>
            <text:p text:style-name="P5">('d',11,'med'),</text:p>
            <text:p text:style-name="P5">('b',12,'med'),</text:p>
            <text:p text:style-name="P5">('c',11,'non-med');</text:p>
          </table:table-cell>
          <table:table-cell table:style-name="Table1.B2" office:value-type="string">
            <text:p text:style-name="P5">inserts respective values in the described columns in current table (student_info)</text:p>
          </table:table-cell>
        </table:table-row>
        <table:table-row>
          <table:table-cell table:style-name="Table1.A2" office:value-type="string">
            <text:p text:style-name="P5">SELECT DISTINCT stream FROM student_info;</text:p>
          </table:table-cell>
          <table:table-cell table:style-name="Table1.B2" office:value-type="string">
            <text:p text:style-name="P5">selects distinct values from column ‘stream’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6:24:37.592458475</meta:creation-date>
    <dc:date>2020-01-13T17:06:54.571820223</dc:date>
    <meta:editing-duration>PT11M56S</meta:editing-duration>
    <meta:editing-cycles>2</meta:editing-cycles>
    <meta:generator>LibreOffice/5.1.6.2$Linux_x86 LibreOffice_project/10m0$Build-2</meta:generator>
    <meta:document-statistic meta:table-count="1" meta:image-count="0" meta:object-count="0" meta:page-count="1" meta:paragraph-count="18" meta:word-count="80" meta:character-count="611" meta:non-whitespace-character-count="547"/>
  </office:meta>
</office:document-meta>
</file>